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BarraNavegacion from './componentes/BarraNavegacion';</text:p>
      <text:p text:style-name="Standard">import IngresosEgresosAnual from './componentes/IngresosEgresosAnual';</text:p>
      <text:p text:style-name="Standard">import IngresosEgresos from './componentes/IngresosEgresos'; // nuevo nombre específico</text:p>
      <text:p text:style-name="Standard">import AltaIngreso from './componentes/AltaIngreso';</text:p>
      <text:p text:style-name="Standard">import './App.css'</text:p>
      <text:p text:style-name="Standard"/>
      <text:p text:style-name="Standard">function App() {</text:p>
      <text:p text:style-name="Standard">  return (</text:p>
      <text:p text:style-name="Standard">    &lt;&gt;</text:p>
      <text:p text:style-name="Standard">      {/* Barra de navegación */}</text:p>
      <text:p text:style-name="Standard">      &lt;BarraNavegacion /&gt;</text:p>
      <text:p text:style-name="Standard"/>
      <text:p text:style-name="Standard">      {/* Formulario de Alta de Ingreso */}</text:p>
      <text:p text:style-name="Standard">      &lt;AltaIngreso /&gt;</text:p>
      <text:p text:style-name="Standard"/>
      <text:p text:style-name="Standard">      {/* Gráfico de Ingresos vs Egresos anual */}</text:p>
      <text:p text:style-name="Standard">      &lt;IngresosEgresosAnual /&gt;</text:p>
      <text:p text:style-name="Standard"/>
      <text:p text:style-name="Standard">      {/* Gráfico de Ingresos y Egresos mensual */}</text:p>
      <text:p text:style-name="Standard">      &lt;IngresosEgresos /&gt;</text:p>
      <text:p text:style-name="Standard">    &lt;/&gt;</text:p>
      <text:p text:style-name="Standard">  );</text:p>
      <text:p text:style-name="Standard">}</text:p>
      <text:p text:style-name="Standard"/>
      <text:p text:style-name="Standard">export default App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9T02:01:34.273566800</meta:creation-date>
    <dc:date>2025-07-29T02:01:46.660498100</dc:date>
    <meta:editing-duration>PT12S</meta:editing-duration>
    <meta:editing-cycles>1</meta:editing-cycles>
    <meta:document-statistic meta:table-count="0" meta:image-count="0" meta:object-count="0" meta:page-count="1" meta:paragraph-count="20" meta:word-count="70" meta:character-count="627" meta:non-whitespace-character-count="517"/>
    <meta:generator>LibreOffice/25.2.4.3$Windows_X86_64 LibreOffice_project/33e196637044ead23f5c3226cde09b47731f7e27</meta:generator>
  </office:meta>
</office:document-meta>
</file>